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/>
      <table:table table:name="Preselec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formula="of:=[.D4]/([.D4]+[.H4]+[.L4])" office:value-type="float" office:value="0.178720853772789" calcext:value-type="float">
            <text:p>0,1787208538</text:p>
          </table:table-cell>
          <table:table-cell table:number-columns-repeated="3"/>
          <table:table-cell table:formula="of:=[.H4]/([.D3]+[.H4]+[.L4])" office:value-type="float" office:value="0.319875763149605" calcext:value-type="float">
            <text:p>0,3198757631</text:p>
          </table:table-cell>
          <table:table-cell table:number-columns-repeated="3"/>
          <table:table-cell table:formula="of:=[.L4]/([.D3]+[.H4]+[.L4])" office:value-type="float" office:value="0.680123920274899" calcext:value-type="float">
            <text:p>0,6801239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truth):</text:p>
          </table:table-cell>
          <table:table-cell office:value-type="float" office:value="122852" calcext:value-type="float">
            <text:p>1228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truth):</text:p>
          </table:table-cell>
          <table:table-cell office:value-type="float" office:value="180584" calcext:value-type="float">
            <text:p>1805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truth):</text:p>
          </table:table-cell>
          <table:table-cell office:value-type="float" office:value="383960" calcext:value-type="float">
            <text:p>383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)</text:p>
          </table:table-cell>
          <table:table-cell office:value-type="float" office:value="94832" calcext:value-type="float">
            <text:p>948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)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ds)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)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)</text:p>
          </table:table-cell>
          <table:table-cell office:value-type="float" office:value="58438" calcext:value-type="float">
            <text:p>584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ds)</text:p>
          </table:table-cell>
          <table:table-cell office:value-type="float" office:value="13758" calcext:value-type="float">
            <text:p>1375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)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mis-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)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S-jets</text:p>
          </table:table-cell>
          <table:table-cell office:value-type="string" calcext:value-type="string">
            <text:p>(tagg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ds)</text:p>
          </table:table-cell>
          <table:table-cell office:value-type="float" office:value="201731" calcext:value-type="float">
            <text:p>20173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Jet Tagging Selecttion</text:p>
          </table:table-cell>
          <table:covered-table-cell table:number-columns-repeated="3" table:style-name="ce2"/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Eff</text:p>
          </table:table-cell>
          <table:table-cell table:style-name="ce2" office:value-type="string" calcext:value-type="string">
            <text:p>100-Purity</text:p>
          </table:table-cell>
          <table:table-cell table:style-name="ce2" office:value-type="string" calcext:value-type="string">
            <text:p>100-Purity (same stats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table:formula="of:=[.F5]/[.D4]" office:value-type="percentage" office:value="0.771920685051932" calcext:value-type="percentage">
            <text:p>77,19%</text:p>
          </table:table-cell>
          <table:table-cell table:style-name="ce4" table:formula="of:=([.F6]+[.F7])/[.F5]" office:value-type="percentage" office:value="0.069902564535178" calcext:value-type="percentage">
            <text:p>6,99%</text:p>
          </table:table-cell>
          <table:table-cell table:style-name="ce4" table:formula="of:=([.F6]/[.H3]+[.F7]/[.L3])/([.F5]/[.D3])" office:value-type="percentage" office:value="0.0348304974320742" calcext:value-type="percentage">
            <text:p>3,48%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5" table:formula="of:=[.L6]/[.H4]" office:value-type="percentage" office:value="0.323605635050724" calcext:value-type="percentage">
            <text:p>32,36%</text:p>
          </table:table-cell>
          <table:table-cell table:style-name="ce5" table:formula="of:=([.L5]+[.L7])/[.L6]" office:value-type="percentage" office:value="0.0507546459495534" calcext:value-type="percentage">
            <text:p>5,08%</text:p>
          </table:table-cell>
          <table:table-cell table:style-name="ce5" table:formula="of:=([.L5]/[.D3]+[.L7]/[.L3])/([.L6]/[.H3])" office:value-type="percentage" office:value="0.0765257495779694" calcext:value-type="percentage">
            <text:p>7,65%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table:formula="of:=[.R7]/[.L4]" office:value-type="percentage" office:value="0.525395874570268" calcext:value-type="percentage">
            <text:p>52,54%</text:p>
          </table:table-cell>
          <table:table-cell table:style-name="ce4" table:formula="of:=([.R5]+[.R6])/[.R7]" office:value-type="percentage" office:value="0.0738161214686885" calcext:value-type="percentage">
            <text:p>7,38%</text:p>
          </table:table-cell>
          <table:table-cell table:style-name="ce4" table:formula="of:=([.R5]/[.D3]+[.R6]/[.H3])/([.R7]/[.L3])" office:value-type="percentage" office:value="0.166380363531702" calcext:value-type="percentage">
            <text:p>16,64%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number-columns-repeated="14"/>
        </table:table-row>
        <table:table-row table:style-name="ro1">
          <table:table-cell/>
          <table:table-cell table:style-name="ce6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00/00/0000</text:date>, <text:time style:data-style-name="N2" text:time-value="14:44:02.020317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1:37:30.529785181</meta:creation-date>
    <dc:date>2020-07-22T14:44:49.150858767</dc:date>
    <meta:editing-duration>PT1H41M13S</meta:editing-duration>
    <meta:editing-cycles>10</meta:editing-cycles>
    <meta:generator>LibreOffice/5.1.6.2$Linux_X86_64 LibreOffice_project/10m0$Build-2</meta:generator>
    <meta:document-statistic meta:table-count="1" meta:cell-count="85" meta:object-count="0"/>
  </office:meta>
</office:document-meta>
</file>